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ura" svg:font-family="Jur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1.296cm" fo:margin-right="1.296cm" fo:margin-top="0cm" fo:margin-bottom="0cm" fo:orphans="2" fo:widows="2" fo:text-indent="1.323cm" style:auto-text-indent="false" fo:padding="0cm" fo:border="none"/>
      <style:text-properties fo:font-variant="normal" fo:text-transform="none" style:font-name="Jura" fo:letter-spacing="0.026cm" fo:font-style="normal" fo:font-weight="normal"/>
    </style:style>
    <style:style style:name="P2" style:family="paragraph" style:parent-style-name="Text_20_body">
      <style:paragraph-properties fo:margin-left="1.296cm" fo:margin-right="1.296cm" fo:margin-top="0cm" fo:margin-bottom="0cm" fo:orphans="2" fo:widows="2" fo:text-indent="1.323cm" style:auto-text-indent="false" fo:padding="0cm" fo:border="none"/>
      <style:text-properties fo:font-variant="normal" fo:text-transform="none" fo:color="#2e2e2e" style:font-name="Jura" fo:letter-spacing="0.026cm" fo:font-style="normal" fo:font-weight="normal"/>
    </style:style>
    <style:style style:name="P3" style:family="paragraph" style:parent-style-name="Text_20_body">
      <style:paragraph-properties fo:margin-left="1.296cm" fo:margin-right="1.296cm" fo:margin-top="0cm" fo:margin-bottom="0cm" fo:orphans="2" fo:widows="2" fo:text-indent="1.323cm" style:auto-text-indent="false" fo:padding="0cm" fo:border="none"/>
    </style:style>
    <style:style style:name="P4" style:family="paragraph" style:parent-style-name="Text_20_body" style:list-style-name="L1">
      <style:paragraph-properties fo:margin-left="1.296cm" fo:margin-right="1.296cm" fo:margin-top="0cm" fo:margin-bottom="0cm" fo:orphans="2" fo:widows="2" fo:text-indent="1.323cm" style:auto-text-indent="false" fo:padding="0cm" fo:border="none"/>
    </style:style>
    <style:style style:name="P5" style:family="paragraph" style:parent-style-name="Text_20_body" style:list-style-name="L1">
      <style:paragraph-properties fo:margin-left="1.296cm" fo:margin-right="1.296cm" fo:margin-top="0cm" fo:margin-bottom="0cm" fo:orphans="2" fo:widows="2" fo:text-indent="1.323cm" style:auto-text-indent="false" fo:padding="0cm" fo:border="none"/>
      <style:text-properties fo:font-weight="bold" style:font-weight-asian="bold" style:font-weight-complex="bold"/>
    </style:style>
    <style:style style:name="P6" style:family="paragraph" style:parent-style-name="Heading_20_2">
      <style:paragraph-properties fo:margin-left="2.619cm" fo:margin-right="0cm" fo:margin-top="1.323cm" fo:margin-bottom="0.265cm" fo:orphans="2" fo:widows="2" fo:text-indent="0cm" style:auto-text-indent="false"/>
      <style:text-properties fo:font-variant="normal" fo:text-transform="none" style:font-name="Jura" fo:letter-spacing="0.026cm" fo:font-style="normal" fo:font-weight="normal"/>
    </style:style>
    <style:style style:name="P7" style:family="paragraph" style:parent-style-name="Heading_20_2">
      <style:paragraph-properties fo:margin-left="1.296cm" fo:margin-right="1.296cm" fo:margin-top="0cm" fo:margin-bottom="0cm" fo:orphans="2" fo:widows="2" fo:text-indent="1.323cm" style:auto-text-indent="false" fo:padding="0cm" fo:border="none"/>
      <style:text-properties fo:font-variant="normal" fo:text-transform="none" fo:color="#2e2e2e" style:font-name="Jura" fo:letter-spacing="0.026cm" fo:font-style="normal" fo:font-weight="normal"/>
    </style:style>
    <style:style style:name="P8" style:family="paragraph" style:parent-style-name="Heading_20_1">
      <style:paragraph-properties fo:text-align="center" style:justify-single-word="false"/>
    </style:style>
    <style:style style:name="T1" style:family="text">
      <style:text-properties fo:font-variant="normal" fo:text-transform="none" style:font-name="Jura" fo:letter-spacing="0.026cm" fo:font-style="normal" fo:font-weight="normal"/>
    </style:style>
    <style:style style:name="T2" style:family="text">
      <style:text-properties fo:font-variant="normal" fo:text-transform="none" fo:color="#2e2e2e" style:font-name="Jura" fo:letter-spacing="0.026cm" fo:font-style="normal" fo:font-weight="bold"/>
    </style:style>
    <style:style style:name="T3" style:family="text">
      <style:text-properties fo:font-variant="normal" fo:text-transform="none" fo:color="#2e2e2e" style:font-name="Jura" fo:letter-spacing="0.026cm" fo:font-style="normal" fo:font-weight="normal"/>
    </style:style>
    <style:style style:name="T4" style:family="text">
      <style:text-properties fo:color="#2e2e2e"/>
    </style:style>
    <style:style style:name="T5" style:family="text">
      <style:text-properties fo:color="#2e2e2e" fo:font-weight="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2">About the project<text:line-break/><text:tab/><text:tab/><text:tab/><text:tab/><text:line-break/> </text:span><text:span text:style-name="T3">Annotation</text:span></text:h>
      <text:p text:style-name="P2">Science is rapidly developing, and it is very important to know about all new discoveries, keep up with your time, and be able to adapt to all changes. However, it is also important to remember how science was able to make such a long journey from mechanical machines to neural networks and AI .<text:line-break/><text:tab/>On our website, you can learn about the history of AI development, find information about where AI is used today, and find out what the future holds for us.</text:p>
      <text:p text:style-name="P2"/>
      <text:p text:style-name="P2"/>
      <text:p text:style-name="P1">Educational discipline: «Foreign language»;</text:p>
      <text:p text:style-name="P1">Topic: "The development of AI";</text:p>
      <text:p text:style-name="P1">Direction: website (using HTML, CSS, JS);</text:p>
      <text:p text:style-name="P1">Full name of the scientific adviser: Kuzmina Elena Valeryevna;</text:p>
      <text:p text:style-name="P3"><text:span text:style-name="T1">Performed by students UlSTU gr.IVTASbd-11: Dubinkina J.A</text:span><text:span text:style-name="Strong_20_Emphasis"><text:span text:style-name="T1">. and Labazov K.A.</text:span></text:span></text:p>
      <text:p text:style-name="P1">Relevance: AI is one of the most important and relevant topics. We are already surrounded by modern gadgets and technology. In the era of information technology, everyone must know the history and be able to use new technologies to move science forward.</text:p>
      <text:p text:style-name="P1"/>
      <text:h text:style-name="P7" text:outline-level="2">Information sources</text:h>
      <text:p text:style-name="P1"/>
      <text:list xml:id="list1843186520449096524" text:style-name="L1">
        <text:list-item>
          <text:list>
            <text:list-item>
              <text:list>
                <text:list-item>
                  <text:p text:style-name="P4"><text:a xlink:type="simple" xlink:href="https://www.georgedatascience.com/post/the-future-prospects-of-artificial-intelligence" text:style-name="Internet_20_link" text:visited-style-name="Visited_20_Internet_20_Link">https://www.georgedatascience.com/post/the-future-prospects-of-artificial-intelligence</text:a></text:p>
                </text:list-item>
                <text:list-item>
                  <text:p text:style-name="P4"><text:a xlink:type="simple" xlink:href="https://builtin.com/artificial-intelligence" text:style-name="Internet_20_link" text:visited-style-name="Visited_20_Internet_20_Link">https://builtin.com/artificial-intelligence</text:a> </text:p>
                </text:list-item>
                <text:list-item>
                  <text:p text:style-name="P4"><text:a xlink:type="simple" xlink:href="https://www.iqvis.com/blog/9-powerful-examples-of-artificial-intelligence-in-use-today/" text:style-name="Internet_20_link" text:visited-style-name="Visited_20_Internet_20_Link">https://www.iqvis.com/blog/9-powerful-examples-of-artificial-intelligence-in-use-today/</text:a> </text:p>
                </text:list-item>
                <text:list-item>
                  <text:p text:style-name="P5"><text:a xlink:type="simple" xlink:href="https://www.sas.com/en_us/insights/analytics/what-is-artificial-intelligence.html" text:style-name="Internet_20_link" text:visited-style-name="Visited_20_Internet_20_Link">https://www.sas.com/en_us/insights/analytics/what-is-artificial-intelligence.html</text:a> </text:p>
                </text:list-item>
                <text:list-item>
                  <text:p text:style-name="P5"><text:a xlink:type="simple" xlink:href="http://sitn.hms.harvard.edu/flash/2017/history-artificial-intelligence/" text:style-name="Internet_20_link" text:visited-style-name="Visited_20_Internet_20_Link">http://sitn.hms.harvard.edu/flash/2017/history-artificial-intelligence/</text:a> </text:p>
                </text:list-item>
              </text:list>
            </text:list-item>
          </text:list>
        </text:list-item>
      </text:list>
      <text:p text:style-name="P1"/>
      <text:p text:style-name="P1"/>
      <text:h text:style-name="P6" text:outline-level="2"><text:span text:style-name="T4"/></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ura" svg:font-family="Jur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7M20S</meta:editing-duration>
    <meta:editing-cycles>4</meta:editing-cycles>
    <meta:generator>OpenOffice/4.1.6$Win32 OpenOffice.org_project/416m1$Build-9790</meta:generator>
    <dc:date>2020-04-11T13:17:17.32</dc:date>
    <dc:creator>Максим Николаев</dc:creator>
    <meta:document-statistic meta:table-count="0" meta:image-count="0" meta:object-count="0" meta:page-count="1" meta:paragraph-count="14" meta:word-count="175" meta:character-count="1392"/>
    <meta:user-defined meta:name="Info 1"/>
    <meta:user-defined meta:name="Info 2"/>
    <meta:user-defined meta:name="Info 3"/>
    <meta:user-defined meta:name="Info 4"/>
  </office:meta>
</office:document-meta>
</file>